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text-align="center" style:justify-single-word="false"/>
      <style:text-properties fo:language="en" fo:country="GB" fo:font-weight="bold" style:font-weight-asian="bold" style:font-weight-complex="bold"/>
    </style:style>
    <style:style style:name="P2" style:family="paragraph" style:parent-style-name="Text_20_body">
      <style:text-properties style:font-name="Verdana" fo:language="en" fo:country="GB" fo:font-weight="bold" style:font-weight-asian="bold" style:font-weight-complex="bold"/>
    </style:style>
    <style:style style:name="P3" style:family="paragraph" style:parent-style-name="Text_20_body" style:list-style-name="L1">
      <style:text-properties fo:font-size="11pt" fo:language="en" fo:country="GB" fo:font-style="italic" fo:font-weight="normal" style:font-size-asian="11pt" style:font-style-asian="italic" style:font-weight-asian="normal" style:font-size-complex="11pt" style:font-style-complex="italic" style:font-weight-complex="normal"/>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paragraph-properties fo:text-align="center" style:justify-single-word="false"/>
      <style:text-properties fo:language="en" fo:country="GB" officeooo:paragraph-rsid="0008dad6"/>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paragraph-properties fo:text-align="center" style:justify-single-word="false"/>
      <style:text-properties fo:language="en" fo:country="GB" fo:font-weight="bold" style:font-weight-asian="bold" style:font-weight-complex="bold"/>
    </style:style>
    <style:style style:name="P8" style:family="paragraph" style:parent-style-name="Text_20_body">
      <style:text-properties fo:language="en" fo:country="GB" fo:font-weight="normal" style:font-weight-asian="normal" style:font-weight-complex="normal"/>
    </style:style>
    <style:style style:name="P9" style:family="paragraph" style:parent-style-name="Text_20_body">
      <style:text-properties fo:language="en" fo:country="GB" fo:font-weight="normal" officeooo:paragraph-rsid="0008dad6" style:font-weight-asian="normal" style:font-weight-complex="normal"/>
    </style:style>
    <style:style style:name="P10" style:family="paragraph" style:parent-style-name="Text_20_body">
      <style:text-properties fo:language="en" fo:country="GB" fo:font-weight="normal" officeooo:paragraph-rsid="000a1996" style:font-weight-asian="normal" style:font-weight-complex="normal"/>
    </style:style>
    <style:style style:name="P11" style:family="paragraph" style:parent-style-name="Text_20_body">
      <style:text-properties fo:font-size="10pt" fo:language="en" fo:country="GB" fo:font-weight="bold" style:font-size-asian="10pt" style:font-weight-asian="bold" style:font-size-complex="10pt" style:font-weight-complex="bold"/>
    </style:style>
    <style:style style:name="P12" style:family="paragraph" style:parent-style-name="Text_20_body" style:list-style-name="L1">
      <style:paragraph-properties fo:margin-top="0cm" fo:margin-bottom="0cm" style:contextual-spacing="false"/>
      <style:text-properties fo:font-size="11pt" fo:language="en" fo:country="GB"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list-style-name="L1">
      <style:paragraph-properties fo:margin-top="0cm" fo:margin-bottom="0cm" style:contextual-spacing="false"/>
      <style:text-properties style:font-name="Verdana" fo:font-size="11pt" fo:language="en" fo:country="GB" fo:font-style="italic" fo:font-weight="normal" style:font-size-asian="11pt" style:font-style-asian="italic" style:font-weight-asian="normal" style:font-size-complex="11pt" style:font-style-complex="italic" style:font-weight-complex="normal"/>
    </style:style>
    <style:style style:name="T1" style:family="text">
      <style:text-properties style:font-name="Verdana"/>
    </style:style>
    <style:style style:name="T2" style:family="text">
      <style:text-properties style:font-name="Helvetica" fo:font-size="14pt" fo:font-weight="bold"/>
    </style:style>
    <style:style style:name="T3" style:family="text">
      <style:text-properties style:font-name="Helvetica" fo:font-size="14pt" fo:font-style="italic" fo:font-weight="bold"/>
    </style:style>
    <style:style style:name="T4" style:family="text">
      <style:text-properties style:font-name="Helvetica" fo:font-size="14pt" fo:font-style="italic" fo:font-weight="bold" officeooo:rsid="0008dad6"/>
    </style:style>
    <style:style style:name="T5" style:family="text">
      <style:text-properties style:font-name="Helvetica" fo:font-size="10pt" fo:font-style="italic" fo:font-weight="bold" officeooo:rsid="0008dad6"/>
    </style:style>
    <style:style style:name="T6" style:family="text">
      <style:text-properties fo:font-weight="bold" style:font-weight-asian="bold" style:font-weight-complex="bold"/>
    </style:style>
    <style:style style:name="T7" style:family="text">
      <style:text-properties officeooo:rsid="0008dad6"/>
    </style:style>
    <style:style style:name="T8" style:family="text">
      <style:text-properties officeooo:rsid="000a1996"/>
    </style:style>
    <style:style style:name="T9" style:family="text">
      <style:text-properties fo:color="#8000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view template</text:h>
      <text:p text:style-name="P4"><text:span text:style-name="T6">Article name: </text:span><text:span text:style-name="T2">Input Finger Detection for Nonvisual Touch Screen Text Entry in </text:span><text:span text:style-name="T3">Perkinput </text:span></text:p>
      <text:p text:style-name="P5"><text:span text:style-name="T4">Authors: </text:span><text:span text:style-name="T5">Shiri Azenkot, Jacob O. Wobbrock, Sanjana Prasain, Richard E. Ladner</text:span></text:p>
      <text:p text:style-name="P7">found at: <text:span text:style-name="T7">ACM</text:span></text:p>
      <text:p text:style-name="P7">Name: <text:span text:style-name="T7">Björn Forsberg</text:span></text:p>
      <text:p text:style-name="P7">Date: <text:span text:style-name="T7">17/4 - 2013</text:span></text:p>
      <text:p text:style-name="P7"/>
      <text:p text:style-name="P6">What kind of article is it? A review paper, a evaluative paper, a theory paper, practical paper, case study, etc?</text:p>
      <text:p text:style-name="P9"><text:span text:style-name="T7">Practical paper</text:span></text:p>
      <text:p text:style-name="P6"/>
      <text:p text:style-name="P6">What can you gain from the article? Ideas, techniques, useful quotes?</text:p>
      <text:p text:style-name="P9"><text:span text:style-name="T7">Information about braille input methods overall (good short description with multiple references), the Perkinput method presented in the article which uses finger detection to input braille characters. It is also very well written and can be used for inspiration in how to format or express things.</text:span></text:p>
      <text:p text:style-name="P6"/>
      <text:p text:style-name="P6">Is the author well-recongnized in his/her field? Is the author an authority in this area?</text:p>
      <text:p text:style-name="P9"><text:span text:style-name="T7">Unknown.</text:span></text:p>
      <text:p text:style-name="P6"/>
      <text:p text:style-name="P6">What contribution is the article making? What kind of contribution? Can it make a contribution to your own project, if so, how?</text:p>
      <text:p text:style-name="P9"><text:span text:style-name="T7">The article describes the Parkinput method of inputing text into a touch screen device. Its focus is on input for blind persons, the input method could however be used by anyone and might therefor fit into both the special-purpose and future devices.</text:span></text:p>
      <text:p text:style-name="P6"/>
      <text:p text:style-name="P6">How does the article fit withing its context? How does the article fit into and support the context in your project? How important is the article in its field and your own? Does the paper classify and summarize its field in a clearer or more logical way than has been done before?</text:p>
      <text:p text:style-name="P9"><text:span text:style-name="T7">The paper defines a new input device that is substantially faster than the current input methods for persons with sight disabilities, and I would therefore say it is a important article in its field. The article can be used in our own work as an example of a special-purpose device.</text:span></text:p>
      <text:p text:style-name="P6"/>
      <text:p text:style-name="P6">Does conclusion follow logically from the work that has been presented? Are the arguments logical? Do they follow from eachother? Are they supported or contradicted by the work of others? Are alternative conclusions consistent with the discussions?</text:p>
      <text:p text:style-name="P9"><text:span text:style-name="T7">Very well presented work and the conclusions are well reinforced by the data of the study.</text:span></text:p>
      <text:p text:style-name="P6"/>
      <text:p text:style-name="P6">Can you differentiate fact from unsubstantiated opinion? If there are opinions in the article, <text:soft-page-break/>do you agree with them? Are these opinions supported by logical arguments or other authors?</text:p>
      <text:p text:style-name="P9"><text:span text:style-name="T7">Very fact based.</text:span></text:p>
      <text:p text:style-name="P6"/>
      <text:p text:style-name="P6">What do you feel about what has been written? Do you agree with statements that are made? Are there counter-arguments?</text:p>
      <text:p text:style-name="P9"><text:span text:style-name="T7">I feel very convinced about the advantages of this input method over todays standard methods.</text:span></text:p>
      <text:p text:style-name="P6"/>
      <text:p text:style-name="P6">Does the article contradict other view-points or support the status-quo? How does the article relate to other articles in the field?</text:p>
      <text:p text:style-name="P9"><text:span text:style-name="T7">The article references many other articles with work done within the same area, and has a short introduction to the method and presents their results (most focus is on word per minute and learning curves) in comparison to the results of their own study.</text:span></text:p>
      <text:p text:style-name="P6"/>
      <text:p text:style-name="P6">What rerferences do they use? Are these appropriate and/or up-to-date? Which references can you use? Is the article referenced by other authors?</text:p>
      <text:p text:style-name="P9"><text:span text:style-name="T7">The article contains a lot of up-to-date references to input devices aimed for the blind, many of these references can be used. It also references a lot of papers </text:span><text:span text:style-name="T8">discussing how blind persons interact with computers.</text:span></text:p>
      <text:p text:style-name="P6"/>
      <text:p text:style-name="P6">Are there limits to what the author is suggesting? Is his/her argument applicable only in certain cases?</text:p>
      <text:p text:style-name="P8"/>
      <text:p text:style-name="P6"/>
      <text:p text:style-name="P6">Can you use the results from the article in your own work? How does these results contribute and fit in to their field, and your own?</text:p>
      <text:p text:style-name="P6"/>
      <text:p text:style-name="P6">What is the major problem or issue being investigated?</text:p>
      <text:p text:style-name="P10"><text:span text:style-name="T8">The major problem is the slow input rate of standard input methods for blind persons on computers, mainly handheld devices such as tablets and smart phones. The article presents a method that is an improvement to the current methods of text entry.</text:span></text:p>
      <text:p text:style-name="P8"/>
      <text:p text:style-name="P6">How clearly are the major concepts defined and explained?</text:p>
      <text:p text:style-name="P10"><text:span text:style-name="T8">Very good.</text:span></text:p>
      <text:p text:style-name="P6"/>
      <text:p text:style-name="P6">Is there a clear research hypothesis that can be and is tested?</text:p>
      <text:p text:style-name="P10"><text:span text:style-name="T8">The authors test how many words per minute the test subjects can enter using their method.</text:span></text:p>
      <text:p text:style-name="P6"/>
      <text:p text:style-name="P6">What type of research design or methodology is employed? Is it suitable and reliable?</text:p>
      <text:p text:style-name="P10"><text:span text:style-name="T8">The authors measure the time used to input text strings into a handheld device. The methodology is well described and reliable.</text:span></text:p>
      <text:p text:style-name="P6"><text:soft-page-break/></text:p>
      <text:p text:style-name="P6">Have algorithms and statistical techniques been used appropriately? Can you apply them in your own work? What are the limitations of these techniques?</text:p>
      <text:p text:style-name="P10"><text:span text:style-name="T8">Not appropriate for our own work, since it is a paper of a different nature.</text:span></text:p>
      <text:p text:style-name="P6"/>
      <text:p text:style-name="P6">Is the choice of measures, sample sizes and data appropriate? Have extranous factors and variables been considered?</text:p>
      <text:p text:style-name="P6"/>
      <text:p text:style-name="P6">Can generalizations be made from these results? What are the limitations of these generalizations?</text:p>
      <text:p text:style-name="P6"/>
      <text:p text:style-name="P6">Are there implications of the results discussed?</text:p>
      <text:p text:style-name="P6"/>
      <text:p text:style-name="P6">What is your overall assesment of this study – in terms of its adequacy for explaining the research problem and the contribution it is making?</text:p>
      <text:p text:style-name="P6"/>
      <text:p text:style-name="P6">Are the diagrams and figures readable? Relevant?</text:p>
      <text:p text:style-name="P10"><text:span text:style-name="T8">Very readable and relevant.</text:span></text:p>
      <text:p text:style-name="P6">Are the references and citations formatted properly?</text:p>
      <text:p text:style-name="P10"><text:span text:style-name="T8">Yes.</text:span></text:p>
      <text:p text:style-name="P6">Will it interest people to read this article?</text:p>
      <text:p text:style-name="P10"><text:span text:style-name="T8">Yes.</text:span></text:p>
      <text:p text:style-name="P2"/>
      <text:list xml:id="list1296904036" text:style-name="L1">
        <text:list-item>
          <text:p text:style-name="P13"><text:span text:style-name="T9">Excellent</text:span> - This paper is amongst the best papers I have ever read (short-list for best paper award) </text:p>
        </text:list-item>
        <text:list-item>
          <text:p text:style-name="P12"><text:span text:style-name="T1">Very good paper (Consider short listing for best paper award)</text:span> </text:p>
        </text:list-item>
        <text:list-item>
          <text:p text:style-name="P13">Sound paper - I recommend acceptance </text:p>
        </text:list-item>
        <text:list-item>
          <text:p text:style-name="P12"><text:span text:style-name="T1">Borderline - This paper could be accepted if there is room</text:span> </text:p>
        </text:list-item>
        <text:list-item>
          <text:p text:style-name="P12"><text:span text:style-name="T1">Poor - This paper has limited contribution, or the work is not yet ready for publication. I do not believe it should be accepted, but if other reviewers differ, </text:span><text:span text:style-name="T1">I would not oppose strongly</text:span> </text:p>
        </text:list-item>
        <text:list-item>
          <text:p text:style-name="P3"><text:span text:style-name="T1">Unacceptable - The work makes no contribution or, worse, it is flawed or scurrilous. I believe that publication of this paper would reflect badly on our community. I would strongly oppose any other outcome.</text:span> </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svg:font-family="Helvetica"/>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6:25:35</meta:creation-date>
    <dc:date>2013-04-17T15:57:49</dc:date>
    <meta:editing-duration>PT4M41S</meta:editing-duration>
    <meta:editing-cycles>9</meta:editing-cycles>
    <meta:generator>LibreOffice/3.6$MacOSX_x86 LibreOffice_project/2ef5aff-a6fb0ff-166bdff-cf087ad-0f1389</meta:generator>
    <meta:document-statistic meta:table-count="0" meta:image-count="0" meta:object-count="0" meta:page-count="3" meta:paragraph-count="54" meta:word-count="956" meta:character-count="5703" meta:non-whitespace-character-count="4800"/>
  </office:meta>
</office:document-meta>
</file>